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857774">
            <text:p>857774</text:p>
          </table:table-cell>
          <table:table-cell table:number-columns-repeated="2"/>
          <table:table-cell>
            <draw:frame table:end-cell-address="Sheet1.L21" table:end-x="0.1154in" table:end-y="0.0402in" draw:z-index="0" draw:style-name="gr1" svg:width="6.2988in" svg:height="3.5429in" svg:x="0.0398in" svg:y="0.0394in">
              <draw:object draw:notify-on-update-of-ranges="Sheet1.A1:Sheet1.A24 Sheet1.B1:Sheet1.B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32965">
            <text:p>113296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7390">
            <text:p>114739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6503">
            <text:p>10465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46936">
            <text:p>94693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5163">
            <text:p>102516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12361">
            <text:p>101236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37162">
            <text:p>103716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00222">
            <text:p>110022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8009">
            <text:p>109800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07626">
            <text:p>90762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1806">
            <text:p>100180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9610">
            <text:p>126961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46599">
            <text:p>134659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8238">
            <text:p>143823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37089">
            <text:p>133708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4342">
            <text:p>92434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0429">
            <text:p>55042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9887">
            <text:p>29988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9696">
            <text:p>179696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8836">
            <text:p>11883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8738">
            <text:p>9873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4411">
            <text:p>15441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2219">
            <text:p>29221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4342">
            <text:p>92434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0429">
            <text:p>550429</text:p>
          </table:table-cell>
          <table:table-cell table:number-columns-repeated="2"/>
          <table:table-cell>
            <draw:frame table:end-cell-address="Sheet1.L47" table:end-x="0.1665in" table:end-y="0.0224in" draw:z-index="1" draw:style-name="gr1" svg:width="6.2937in" svg:height="3.5421in" svg:x="0.0961in" svg:y="0.0224in">
              <draw:object draw:notify-on-update-of-ranges="Sheet1.A26:Sheet1.A49 Sheet1.B26:Sheet1.B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887">
            <text:p>29988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696">
            <text:p>17969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8836">
            <text:p>11883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8738">
            <text:p>9873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4411">
            <text:p>15441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2219">
            <text:p>29221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57774">
            <text:p>85777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32965">
            <text:p>1132965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47390">
            <text:p>114739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6503">
            <text:p>104650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46936">
            <text:p>94693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25163">
            <text:p>102516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12361">
            <text:p>1012361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37162">
            <text:p>103716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0222">
            <text:p>110022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8009">
            <text:p>109800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07626">
            <text:p>90762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1806">
            <text:p>1001806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69610">
            <text:p>126961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46599">
            <text:p>134659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38238">
            <text:p>143823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37089">
            <text:p>133708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09/17/2011</text:date>, <text:time>15:4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7T15:40:28</dc:date>
    <dc:creator>b95119 </dc:creator>
    <meta:generator>LibreOffice/3.3$Unix LibreOffice_project/330m19$Build-301</meta:generator>
    <meta:editing-duration>PT5M41S</meta:editing-duration>
    <meta:editing-cycles>1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83cm" svg:y="4.205cm" chart:style-name="ch2"/>
        <chart:plot-area chart:style-name="ch3" table:cell-range-address="Sheet1.A1:Sheet1.B24" chart:data-source-has-labels="column" svg:x="0.77cm" svg:y="0.855cm" svg:width="12.273cm" svg:height="7.545cm">
          <chartooo:coordinate-region svg:x="2.317cm" svg:y="1.054cm" svg:width="10.539cm" svg:height="6.699cm"/>
          <chart:axis chart:dimension="x" chart:name="primary-x" chart:style-name="ch4">
            <chart:categories table:cell-range-address="Sheet1.A1:Sheet1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4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1:Sheet1.A24</svg:desc>
                </draw:g>
              </table:table-cell>
              <table:table-cell office:value-type="float" office:value="857774">
                <text:p>857774</text:p>
                <draw:g>
                  <svg:desc>Sheet1.B1:Sheet1.B24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32965">
                <text:p>11329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7390">
                <text:p>1147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6503">
                <text:p>1046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6936">
                <text:p>946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5163">
                <text:p>1025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2361">
                <text:p>1012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7162">
                <text:p>1037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0222">
                <text:p>1100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8009">
                <text:p>1098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7626">
                <text:p>907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806">
                <text:p>1001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9610">
                <text:p>12696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6599">
                <text:p>1346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8238">
                <text:p>1438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7089">
                <text:p>1337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4342">
                <text:p>9243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0429">
                <text:p>550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9887">
                <text:p>299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696">
                <text:p>179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836">
                <text:p>118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738">
                <text:p>98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411">
                <text:p>154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2219">
                <text:p>292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8.998cm" xlink:href=".." xlink:type="simple" chart:class="chart:line" chart:style-name="ch1">
        <chart:legend chart:legend-position="end" svg:x="13.67cm" svg:y="4.204cm" chart:style-name="ch2"/>
        <chart:plot-area chart:style-name="ch3" table:cell-range-address="Sheet1.A26:Sheet1.B49" chart:data-source-has-labels="column" svg:x="0.769cm" svg:y="0.851cm" svg:width="12.263cm" svg:height="7.548cm">
          <chartooo:coordinate-region svg:x="2.316cm" svg:y="1.05cm" svg:width="10.529cm" svg:height="6.702cm"/>
          <chart:axis chart:dimension="x" chart:name="primary-x" chart:style-name="ch4">
            <chart:categories table:cell-range-address="Sheet1.A26:Sheet1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49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26:Sheet1.A49</svg:desc>
                </draw:g>
              </table:table-cell>
              <table:table-cell office:value-type="float" office:value="924342">
                <text:p>924342</text:p>
                <draw:g>
                  <svg:desc>Sheet1.B26:Sheet1.B49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50429">
                <text:p>5504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887">
                <text:p>299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9696">
                <text:p>179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836">
                <text:p>118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738">
                <text:p>98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411">
                <text:p>15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219">
                <text:p>292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7774">
                <text:p>857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2965">
                <text:p>1132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7390">
                <text:p>11473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6503">
                <text:p>1046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6936">
                <text:p>946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5163">
                <text:p>1025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2361">
                <text:p>1012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7162">
                <text:p>1037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0222">
                <text:p>1100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8009">
                <text:p>1098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7626">
                <text:p>907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1806">
                <text:p>1001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69610">
                <text:p>12696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6599">
                <text:p>13465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8238">
                <text:p>1438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7089">
                <text:p>1337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